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text-align="justify" style:justify-single-word="false"/>
      <style:text-properties officeooo:paragraph-rsid="001b49ac" style:font-name-asian="Times New Roman"/>
    </style:style>
    <style:style style:name="P2" style:family="paragraph" style:parent-style-name="Normal">
      <style:paragraph-properties fo:text-align="justify" style:justify-single-word="false"/>
      <style:text-properties officeooo:paragraph-rsid="001b49ac"/>
    </style:style>
    <style:style style:name="P3" style:family="paragraph" style:parent-style-name="Normal" style:list-style-name="L1">
      <style:paragraph-properties fo:margin-top="0.176cm" fo:margin-bottom="0.176cm" loext:contextual-spacing="false" fo:text-align="justify" style:justify-single-word="false"/>
      <style:text-properties style:font-name-asian="Times New Roman"/>
    </style:style>
    <style:style style:name="P4" style:family="paragraph" style:parent-style-name="Normal" style:list-style-name="L1">
      <style:paragraph-properties fo:margin-top="0.176cm" fo:margin-bottom="0.176cm" loext:contextual-spacing="false" fo:text-align="justify" style:justify-single-word="false"/>
    </style:style>
    <style:style style:name="P5" style:family="paragraph" style:parent-style-name="Normal" style:list-style-name="L1">
      <style:paragraph-properties fo:margin-top="0.176cm" fo:margin-bottom="0.176cm" loext:contextual-spacing="false" fo:text-align="justify" style:justify-single-word="false"/>
      <style:text-properties officeooo:paragraph-rsid="001b49ac"/>
    </style:style>
    <style:style style:name="P6" style:family="paragraph" style:parent-style-name="Normal">
      <style:paragraph-properties fo:margin-left="1.27cm" fo:margin-right="0cm" fo:text-align="justify" style:justify-single-word="false" fo:text-indent="0cm" style:auto-text-indent="false">
        <style:tab-stops/>
      </style:paragraph-properties>
      <style:text-properties style:font-name-asian="Times New Roman"/>
    </style:style>
    <style:style style:name="P7" style:family="paragraph" style:parent-style-name="Normal" style:master-page-name="MP0">
      <style:paragraph-properties fo:text-align="center" style:justify-single-word="false" style:page-number="auto" fo:break-before="page"/>
      <style:text-properties style:text-underline-style="solid" style:text-underline-width="auto" style:text-underline-color="font-color" fo:font-weight="bold" officeooo:rsid="001b49ac" officeooo:paragraph-rsid="001b49ac" style:font-name-asian="Times New Roman" style:font-weight-asian="bold" style:font-weight-complex="bold"/>
    </style:style>
    <style:style style:name="T1" style:family="text">
      <style:text-properties fo:font-weight="bold" style:font-name-asian="Times New Roman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Times New Roman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mporter le tableau de correspondance Code de paye – Sous-comptes du 64</text:p>
      <text:p text:style-name="P1"/>
      <text:p text:style-name="P1"/>
      <text:p text:style-name="P1">Le fichier importé donne la correspondance entre le code de paye et le sous-compte du compte 64 utilisé par les comptes administratifs et de gestion.</text:p>
      <text:p text:style-name="P1"><text:line-break/>Il doit être au format CSV (séparateur point-virgule) et encodé en caractères Latin-1 ou Windows-1252.</text:p>
      <text:p text:style-name="P1"><text:line-break/>Les colonnes doivent comporter les intitulés <text:span text:style-name="T2">Code, Libellé, Statut, Type </text:span>et <text:span text:style-name="T2">Compte</text:span>, dans cet ordre : </text:p>
      <text:list xml:id="list2100294505" text:style-name="L1">
        <text:list-item>
          <text:p text:style-name="P4"><text:span text:style-name="Police_20_par_20_défaut"><text:span text:style-name="T1">Code</text:span></text:span><text:span text:style-name="Police_20_par_20_défaut"><text:span text:style-name="T3"> : code de paye de la base dématérialisée.</text:span></text:span></text:p>
        </text:list-item>
        <text:list-item>
          <text:p text:style-name="P4"><text:span text:style-name="Police_20_par_20_défaut"><text:span text:style-name="T1">Libellé</text:span></text:span><text:span text:style-name="Police_20_par_20_défaut"><text:span text:style-name="T3"> : libellé de paye associé au code.</text:span></text:span></text:p>
        </text:list-item>
        <text:list-item>
          <text:p text:style-name="P5"><text:span text:style-name="Police_20_par_20_défaut"><text:span text:style-name="T1">Statut</text:span></text:span><text:span text:style-name="Police_20_par_20_défaut"><text:span text:style-name="T3"> : statut éligible à ce code. Si plusieurs statuts sont éligibles, utiliser une ligne par statut. </text:span></text:span></text:p>
          <text:p text:style-name="P5"><text:span text:style-name="Police_20_par_20_défaut"><text:span text:style-name="T3">Valeurs possibles : </text:span></text:span></text:p>
          <text:list>
            <text:list-item>
              <text:p text:style-name="P3">TITULAIRE</text:p>
            </text:list-item>
            <text:list-item>
              <text:p text:style-name="P3">STAGIAIRE</text:p>
            </text:list-item>
            <text:list-item>
              <text:p text:style-name="P3">NON_TITULAIRE</text:p>
            </text:list-item>
            <text:list-item>
              <text:p text:style-name="P3">AUTRE_STATUT</text:p>
            </text:list-item>
            <text:list-item>
              <text:p text:style-name="P3">EMPLOI_AIDE</text:p>
            </text:list-item>
          </text:list>
        </text:list-item>
      </text:list>
      <text:p text:style-name="P6"/>
      <text:list xml:id="list201450346715250" text:continue-numbering="true" text:style-name="L1">
        <text:list-item>
          <text:p text:style-name="P4"><text:span text:style-name="Police_20_par_20_défaut"><text:span text:style-name="T1">Type</text:span></text:span><text:span text:style-name="Police_20_par_20_défaut"><text:span text:style-name="T3"> : Type de ligne de paye. Valeurs possibles :</text:span></text:span></text:p>
          <text:list>
            <text:list-item>
              <text:p text:style-name="P3">Traitement</text:p>
            </text:list-item>
            <text:list-item>
              <text:p text:style-name="P3">Indemnité </text:p>
            </text:list-item>
            <text:list-item>
              <text:p text:style-name="P3">Autres rémunérations</text:p>
            </text:list-item>
            <text:list-item>
              <text:p text:style-name="P3">Rappels</text:p>
            </text:list-item>
            <text:list-item>
              <text:p text:style-name="P3">Supplément familial</text:p>
            </text:list-item>
            <text:list-item>
              <text:p text:style-name="P3">Indemnité de résidence</text:p>
            </text:list-item>
          </text:list>
        </text:list-item>
      </text:list>
      <text:p text:style-name="P6"/>
      <text:list xml:id="list201450559986205" text:continue-numbering="true" text:style-name="L1">
        <text:list-item>
          <text:p text:style-name="P4"><text:span text:style-name="Police_20_par_20_défaut"><text:span text:style-name="T1">Compte</text:span></text:span><text:span text:style-name="Police_20_par_20_défaut"><text:span text:style-name="T3"> : sous-compte du 64 (à 5 chiffres).</text:span></text:span></text:p>
        </text:list-item>
      </text:list>
      <text:p text:style-name="P2"><text:span text:style-name="Police_20_par_20_défaut"><text:span text:style-name="T3"><text:line-break/>A défaut d'importation manuelle de ce fichier, le logiciel réalise une interpolation imparfaite de la table de correspondance et peut produire des résultats relativement éloignés des agrégats comptables. </text:span></text:span></text:p>
      <text:p text:style-name="P2"><text:span text:style-name="Police_20_par_20_défaut"><text:span text:style-name="T3"/></text:span></text:p>
      <text:p text:style-name="P2"><text:span text:style-name="Police_20_par_20_défaut"><text:span text:style-name="T3">Cette table par défaut est générée sous </text:span></text:span><text:span text:style-name="Police_20_par_20_défaut"><text:span text:style-name="T1">Bases/Fiabilite</text:span></text:span><text:span text:style-name="Police_20_par_20_défaut"><text:span text:style-name="T3"> sous le nom de fichier </text:span></text:span><text:span text:style-name="Police_20_par_20_défaut"><text:span text:style-name="T1">code.libelle.csv</text:span></text:span><text:span text:style-name="Police_20_par_20_défaut"><text:span text:style-name="T3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style:text-underline-style="none" fo:font-weight="normal" style:letter-kerning="false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msonormal" style:family="paragraph" style:parent-style-name="Normal">
      <style:paragraph-properties fo:margin-top="0.176cm" fo:margin-bottom="0.176cm" loext:contextual-spacing="false" fo:hyphenation-ladder-count="no-limit"/>
      <style:text-properties fo:hyphenate="false"/>
    </style:style>
    <style:style style:name="Police_20_par_20_défaut" style:display-name="Police par défau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dc:title/>
    <dc:description/>
    <dc:subject/>
    <meta:initial-creator>Nicol, Fabrice</meta:initial-creator>
    <meta:creation-date>2018-06-12T17:46:00Z</meta:creation-date>
    <dc:date>2018-06-17T20:14:50.013792952</dc:date>
    <meta:editing-cycles>3</meta:editing-cycles>
    <meta:editing-duration>PT3M28S</meta:editing-duration>
    <meta:document-statistic meta:table-count="0" meta:image-count="0" meta:object-count="0" meta:page-count="1" meta:paragraph-count="23" meta:word-count="196" meta:character-count="1188" meta:non-whitespace-character-count="1023"/>
    <meta:template xlink:type="simple" xlink:actuate="onRequest" xlink:title="" xlink:href="Normal"/>
  </office:meta>
</office:document-meta>
</file>